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24803f" officeooo:paragraph-rsid="0024803f"/>
    </style:style>
    <style:style style:name="P2" style:family="paragraph" style:parent-style-name="Standard">
      <style:text-properties style:font-name="Liberation Serif" officeooo:rsid="0039822f" officeooo:paragraph-rsid="0039822f"/>
    </style:style>
    <style:style style:name="P3" style:family="paragraph" style:parent-style-name="Standard">
      <style:text-properties style:font-name="Liberation Serif" officeooo:paragraph-rsid="0039822f"/>
    </style:style>
    <style:style style:name="P4" style:family="paragraph" style:parent-style-name="Text_20_body">
      <style:paragraph-properties fo:margin-left="1cm" fo:margin-right="1cm" fo:margin-top="0cm" fo:margin-bottom="0cm" loext:contextual-spacing="false" fo:line-height="158%" fo:orphans="2" fo:widows="2" fo:text-indent="0cm" style:auto-text-indent="false" fo:padding="0cm" fo:border="none"/>
      <style:text-properties fo:font-variant="normal" fo:text-transform="none" style:font-name="Liberation Serif" fo:font-size="12pt" fo:letter-spacing="normal" fo:font-style="italic" fo:font-weight="normal" style:font-size-asian="12pt" style:font-size-complex="12pt"/>
    </style:style>
    <style:style style:name="P5" style:family="paragraph" style:parent-style-name="Standard" style:list-style-name="L1">
      <style:text-properties officeooo:paragraph-rsid="001da4ad"/>
    </style:style>
    <style:style style:name="P6" style:family="paragraph" style:parent-style-name="Standard" style:list-style-name="L1">
      <style:text-properties officeooo:paragraph-rsid="001f731b"/>
    </style:style>
    <style:style style:name="P7" style:family="paragraph" style:parent-style-name="Standard" style:list-style-name="L1">
      <style:text-properties officeooo:paragraph-rsid="0022eaee"/>
    </style:style>
    <style:style style:name="P8" style:family="paragraph" style:parent-style-name="Standard" style:list-style-name="L1">
      <style:text-properties officeooo:paragraph-rsid="00236689"/>
    </style:style>
    <style:style style:name="P9" style:family="paragraph" style:parent-style-name="Standard" style:list-style-name="L1">
      <style:text-properties officeooo:paragraph-rsid="00280cd1"/>
    </style:style>
    <style:style style:name="P10" style:family="paragraph" style:parent-style-name="Standard" style:list-style-name="L1">
      <style:text-properties officeooo:paragraph-rsid="002f2db5"/>
    </style:style>
    <style:style style:name="P11" style:family="paragraph" style:parent-style-name="Standard" style:list-style-name="L1">
      <style:text-properties officeooo:paragraph-rsid="0032382e"/>
    </style:style>
    <style:style style:name="P12" style:family="paragraph" style:parent-style-name="Standard" style:list-style-name="L1">
      <style:text-properties officeooo:rsid="00266473" officeooo:paragraph-rsid="00266473"/>
    </style:style>
    <style:style style:name="P13" style:family="paragraph" style:parent-style-name="Standard" style:list-style-name="L1">
      <style:text-properties officeooo:rsid="00313a84" officeooo:paragraph-rsid="00313a84"/>
    </style:style>
    <style:style style:name="P14" style:family="paragraph" style:parent-style-name="Standard" style:list-style-name="L1">
      <style:text-properties officeooo:rsid="0024803f" officeooo:paragraph-rsid="002f2db5"/>
    </style:style>
    <style:style style:name="P15" style:family="paragraph" style:parent-style-name="Standard" style:list-style-name="L1">
      <style:text-properties officeooo:rsid="0033497d" officeooo:paragraph-rsid="0033497d"/>
    </style:style>
    <style:style style:name="P16" style:family="paragraph" style:parent-style-name="Standard" style:list-style-name="L1">
      <style:text-properties style:font-name="Liberation Serif" officeooo:rsid="00296202" officeooo:paragraph-rsid="00296202"/>
    </style:style>
    <style:style style:name="P17" style:family="paragraph" style:parent-style-name="Standard" style:list-style-name="L1">
      <style:text-properties style:font-name="Liberation Serif" officeooo:rsid="00371958" officeooo:paragraph-rsid="00371958"/>
    </style:style>
    <style:style style:name="P18" style:family="paragraph" style:parent-style-name="Standard" style:list-style-name="L1">
      <style:text-properties style:font-name="Liberation Serif" officeooo:rsid="003a98f1" officeooo:paragraph-rsid="003a98f1"/>
    </style:style>
    <style:style style:name="P19" style:family="paragraph" style:parent-style-name="Standard" style:list-style-name="L1">
      <style:text-properties style:font-name="Liberation Serif" officeooo:rsid="003aec83" officeooo:paragraph-rsid="003aec83"/>
    </style:style>
    <style:style style:name="P20" style:family="paragraph" style:parent-style-name="Standard" style:list-style-name="L1">
      <style:text-properties style:font-name="Liberation Serif" officeooo:rsid="003c9da2" officeooo:paragraph-rsid="003c9da2"/>
    </style:style>
    <style:style style:name="P21" style:family="paragraph" style:parent-style-name="Standard" style:list-style-name="L1">
      <style:text-properties style:font-name="Liberation Serif" officeooo:rsid="0043895b" officeooo:paragraph-rsid="0043895b"/>
    </style:style>
    <style:style style:name="P22" style:family="paragraph" style:parent-style-name="Standard" style:list-style-name="L1">
      <style:text-properties officeooo:rsid="00462348" officeooo:paragraph-rsid="00462348"/>
    </style:style>
    <style:style style:name="T1" style:family="text">
      <style:text-properties officeooo:rsid="001da4ad"/>
    </style:style>
    <style:style style:name="T2" style:family="text">
      <style:text-properties officeooo:rsid="001f731b"/>
    </style:style>
    <style:style style:name="T3" style:family="text">
      <style:text-properties officeooo:rsid="002037be"/>
    </style:style>
    <style:style style:name="T4" style:family="text">
      <style:text-properties officeooo:rsid="00207713"/>
    </style:style>
    <style:style style:name="T5" style:family="text">
      <style:text-properties officeooo:rsid="0022eaee"/>
    </style:style>
    <style:style style:name="T6" style:family="text">
      <style:text-properties officeooo:rsid="00236689"/>
    </style:style>
    <style:style style:name="T7" style:family="text">
      <style:text-properties officeooo:rsid="00266473"/>
    </style:style>
    <style:style style:name="T8" style:family="text">
      <style:text-properties officeooo:rsid="00280cd1"/>
    </style:style>
    <style:style style:name="T9" style:family="text">
      <style:text-properties fo:font-variant="normal" fo:text-transform="none" fo:color="#242729" style:text-line-through-style="none" style:text-line-through-type="none" style:font-name="Liberation Serif" fo:letter-spacing="normal" fo:font-style="normal" style:text-underline-style="none" fo:font-weight="normal" style:text-blinking="false" loext:padding="0cm" loext:border="none"/>
    </style:style>
    <style:style style:name="T10" style:family="text">
      <style:text-properties fo:font-variant="normal" fo:text-transform="none" fo:color="#242729" style:text-line-through-style="none" style:text-line-through-type="none" style:font-name="Liberation Serif" fo:letter-spacing="normal" fo:font-style="normal" style:text-underline-style="none" fo:font-weight="normal" officeooo:rsid="002cde71" style:text-blinking="false" loext:padding="0cm" loext:border="none"/>
    </style:style>
    <style:style style:name="T11" style:family="text">
      <style:text-properties fo:font-variant="normal" fo:text-transform="none" fo:color="#242729" style:text-line-through-style="none" style:text-line-through-type="none" style:font-name="Liberation Serif" fo:letter-spacing="normal" fo:font-style="normal" style:text-underline-style="none" fo:font-weight="normal" officeooo:rsid="002df4e1" style:text-blinking="false" loext:padding="0cm" loext:border="none"/>
    </style:style>
    <style:style style:name="T12" style:family="text">
      <style:text-properties fo:font-variant="normal" fo:text-transform="none" fo:color="#242729" style:text-line-through-style="none" style:text-line-through-type="none" style:font-name="Liberation Serif" fo:letter-spacing="normal" fo:font-style="normal" style:text-underline-style="none" fo:font-weight="normal" officeooo:rsid="00280cd1" style:text-blinking="false" loext:padding="0cm" loext:border="none"/>
    </style:style>
    <style:style style:name="T13" style:family="text">
      <style:text-properties fo:font-variant="normal" fo:text-transform="none" fo:color="#242729" style:text-line-through-style="none" style:text-line-through-type="none" style:font-name="Liberation Serif" fo:letter-spacing="normal" fo:font-style="normal" style:text-underline-style="none" fo:font-weight="normal" officeooo:rsid="0033497d" style:text-blinking="false" loext:padding="0cm" loext:border="none"/>
    </style:style>
    <style:style style:name="T14" style:family="text">
      <style:text-properties fo:font-variant="normal" fo:text-transform="none" style:font-name="Liberation Serif" fo:font-size="12pt" fo:font-style="normal" fo:font-weight="normal" style:font-size-asian="12pt" style:font-size-complex="12pt"/>
    </style:style>
    <style:style style:name="T15" style:family="text">
      <style:text-properties style:font-name="Liberation Serif" officeooo:rsid="002cde71"/>
    </style:style>
    <style:style style:name="T16" style:family="text">
      <style:text-properties fo:font-weight="bold" officeooo:rsid="00280cd1" style:font-weight-asian="bold" style:font-weight-complex="bold"/>
    </style:style>
    <style:style style:name="T17" style:family="text">
      <style:text-properties fo:font-weight="normal" officeooo:rsid="00311195" style:font-weight-asian="normal" style:font-weight-complex="normal"/>
    </style:style>
    <style:style style:name="T18" style:family="text">
      <style:text-properties officeooo:rsid="00371958"/>
    </style:style>
    <style:style style:name="T19" style:family="text">
      <style:text-properties officeooo:rsid="0039822f"/>
    </style:style>
    <style:style style:name="T20" style:family="text">
      <style:text-properties officeooo:rsid="003e6d4f"/>
    </style:style>
    <style:style style:name="T21" style:family="text">
      <style:text-properties officeooo:rsid="0044f14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85636215" text:style-name="L1">
        <text:list-item>
          <text:p text:style-name="P5"><text:span text:style-name="T1">Download and install Python 3.6 &amp; Python 2.7: </text:span><text:a xlink:type="simple" xlink:href="https://www.python.org/downloads/" text:style-name="Internet_20_link" text:visited-style-name="Visited_20_Internet_20_Link">https://www.python.org/downloads/</text:a></text:p>
        </text:list-item>
        <text:list-item>
          <text:p text:style-name="P6"><text:span text:style-name="T2">Download Java (JDK): </text:span><text:a xlink:type="simple" xlink:href="https://www.oracle.com/technetwork/java/javase/downloads/jdk12-downloads-5295953.html" text:style-name="Internet_20_link" text:visited-style-name="Visited_20_Internet_20_Link">https://www.oracle.com/technetwork/java/javase/downloads/jdk12-downloads-5295953.html</text:a></text:p>
        </text:list-item>
        <text:list-item>
          <text:p text:style-name="P5"><text:span text:style-name="T1">Download Cassandra: </text:span><text:a xlink:type="simple" xlink:href="https://www.guru99.com/download-install-cassandra.html" text:style-name="Internet_20_link" text:visited-style-name="Visited_20_Internet_20_Link">https://www.guru99.com/download-install-cassandra.html</text:a> →<text:span text:style-name="T4"> </text:span><text:a xlink:type="simple" xlink:href="https://www.youtube.com/watch?v=Mn1xOHAH_dc" text:style-name="Internet_20_link" text:visited-style-name="Visited_20_Internet_20_Link">https://www.youtube.com/watch?v=Mn1xOHAH_dc</text:a></text:p>
        </text:list-item>
        <text:list-item>
          <text:p text:style-name="P7"><text:span text:style-name="T5">Download &amp; install Zookeeper: </text:span><text:a xlink:type="simple" xlink:href="https://medium.com/@shaaslam/installing-apache-zookeeper-on-windows-45eda303e835" text:style-name="Internet_20_link" text:visited-style-name="Visited_20_Internet_20_Link">https://medium.com/@shaaslam/installing-apache-zookeeper-on-windows-45eda303e835</text:a></text:p>
        </text:list-item>
        <text:list-item>
          <text:p text:style-name="P8"><text:span text:style-name="T6">Install Kafka: </text:span><text:a xlink:type="simple" xlink:href="https://medium.com/@shaaslam/installing-apache-kafka-on-windows-495f6f2fd3c8" text:style-name="Internet_20_link" text:visited-style-name="Visited_20_Internet_20_Link">https://medium.com/@shaaslam/installing-apache-kafka-on-windows-495f6f2fd3c8</text:a></text:p>
        </text:list-item>
        <text:list-item>
          <text:p text:style-name="P12">Install virtualenv &amp; virtualenvwrapper (ptyhon packages) </text:p>
        </text:list-item>
        <text:list-item>
          <text:p text:style-name="P12">Create 2 virtual environments, one for python3.<text:span text:style-name="T18">6</text:span> and the other for python2.<text:span text:style-name="T18">7</text:span> (<text:span text:style-name="T16">venv -p “path/to/python.exe” nameOfEnvironment </text:span><text:span text:style-name="T17">or from Pycharm</text:span><text:span text:style-name="T8">)</text:span></text:p>
        </text:list-item>
        <text:list-item>
          <text:p text:style-name="P12">Download CYBEROPS project and install requirements_v3.txt (pip3 install -r requirements_v3.txt ) <text:span text:style-name="T8">for python3 virtualenv and requirements_v2.txt for python2 virtual environment. </text:span><text:s/></text:p>
        </text:list-item>
        <text:list-item>
          <text:p text:style-name="P9"><text:span text:style-name="T7">Install Cmake (</text:span><text:a xlink:type="simple" xlink:href="https://cmake.org/download/" text:style-name="Internet_20_link" text:visited-style-name="Visited_20_Internet_20_Link">https://cmake.org/download/</text:a><text:span text:style-name="T8">)</text:span></text:p>
        </text:list-item>
        <text:list-item>
          <text:p text:style-name="P9"><text:span text:style-name="T8">Install dlib (</text:span><text:a xlink:type="simple" xlink:href="https://stackoverflow.com/questions/41912372/dlib-installation-on-windows-10" text:style-name="Internet_20_link" text:visited-style-name="Visited_20_Internet_20_Link">https://stackoverflow.com/questions/41912372/dlib-installation-on-windows-10</text:a><text:span text:style-name="T8">)</text:span></text:p>
        </text:list-item>
        <text:list-item>
          <text:p text:style-name="P9"><text:span text:style-name="T8">Install Pyaudio (</text:span><text:a xlink:type="simple" xlink:href="https://stackoverflow.com/questions/52283840/i-cant-install-pyaudio-on-my-python-how-to-do-it" text:style-name="Internet_20_link" text:visited-style-name="Visited_20_Internet_20_Link">https://stackoverflow.com/questions/52283840/i-cant-install-pyaudio-on-my-python-how-to-do-it</text:a><text:span text:style-name="T8">)</text:span></text:p>
        </text:list-item>
        <text:list-item>
          <text:p text:style-name="P13">Install Nupic in python2 with its dependencies </text:p>
        </text:list-item>
        <text:list-item>
          <text:p text:style-name="P14">Arduino</text:p>
          <text:list>
            <text:list-item>
              <text:p text:style-name="P10"><text:span text:style-name="T15">Download </text:span><text:a xlink:type="simple" xlink:href="https://stackoverflow.com/questions/50080260/arduino-ide-cant-find-esp8266wifi-h-file" text:style-name="Internet_20_link" text:visited-style-name="Visited_20_Internet_20_Link"><text:span text:style-name="T9">ESP8266WiFi.h </text:span></text:a><text:span text:style-name="T10">library → </text:span><text:span text:style-name="T11">(</text:span><text:a xlink:type="simple" xlink:href="https://stackoverflow.com/questions/50080260/arduino-ide-cant-find-esp8266wifi-h-file" text:style-name="Internet_20_link" text:visited-style-name="Visited_20_Internet_20_Link">https://stackoverflow.com/questions/50080260/arduino-ide-cant-find-esp8266wifi-h-file</text:a><text:span text:style-name="T11">) </text:span></text:p>
            </text:list-item>
            <text:list-item>
              <text:p text:style-name="P10"><text:span text:style-name="T10">D</text:span><text:span text:style-name="T11">ownload Adafruit and DHT libraries and install them in Arduino IDE → (</text:span><text:a xlink:type="simple" xlink:href="http://www.circuitbasics.com/how-to-set-up-the-dht11-humidity-sensor-on-an-arduino/" text:style-name="Internet_20_link" text:visited-style-name="Visited_20_Internet_20_Link">http://www.circuitbasics.com/how-to-set-up-the-dht11-humidity-sensor-on-an-arduino/</text:a><text:span text:style-name="T9"> </text:span><text:span text:style-name="T11"><text:s/>)</text:span></text:p>
            </text:list-item>
            <text:list-item>
              <text:p text:style-name="P22"><text:span text:style-name="T11">I</text:span><text:span text:style-name="T9">nstall from libraries: DHT sensor library &amp; Adafruit Unified Sensor</text:span></text:p>
            </text:list-item>
          </text:list>
        </text:list-item>
        <text:list-item>
          <text:p text:style-name="P11"><text:span text:style-name="T12">Install Matlab (matlab.engine for Python) </text:span><text:span text:style-name="T13">(</text:span><text:a xlink:type="simple" xlink:href="https://es.mathworks.com/help/matlab/matlab_external/install-the-matlab-engine-for-python.html" text:style-name="Internet_20_link" text:visited-style-name="Visited_20_Internet_20_Link">https://es.mathworks.com/help/matlab/matlab_external/install-the-matlab-engine-for-python.html</text:a><text:span text:style-name="T13">)</text:span></text:p>
        </text:list-item>
        <text:list-item>
          <text:p text:style-name="P9"><text:span text:style-name="T3">Download OpenCV: </text:span><text:a xlink:type="simple" xlink:href="https://opencv.org/releases/" text:style-name="Internet_20_link" text:visited-style-name="Visited_20_Internet_20_Link">https://opencv.org/releases/</text:a><text:a xlink:type="simple" xlink:href="https://opencv.org/releases/#" text:style-name="Internet_20_link" text:visited-style-name="Visited_20_Internet_20_Link">#</text:a> →<text:span text:style-name="T3"> Tutorial: </text:span><text:a xlink:type="simple" xlink:href="https://mecatronicauaslp.wordpress.com/2013/11/21/opencv-python-1-instalacion-windows/" text:style-name="Internet_20_link" text:visited-style-name="Visited_20_Internet_20_Link">https://mecatronicauaslp.wordpress.com/2013/11/21/opencv-python-1-instalacion-windows/</text:a></text:p>
          <text:p text:style-name="P15">pip3 install opencv-python</text:p>
        </text:list-item>
        <text:list-item>
          <text:p text:style-name="P16">Ionic y demás</text:p>
          <text:list>
            <text:list-item>
              <text:p text:style-name="P17">Download Nodejs</text:p>
            </text:list-item>
          </text:list>
        </text:list-item>
        <text:list-item>
          <text:p text:style-name="P18">For collectd and so on: Install Ubuntu Distribution (General) on Windows (Windows Store)</text:p>
          <text:list>
            <text:list-item>
              <text:p text:style-name="P18">sudo apt-get update</text:p>
            </text:list-item>
            <text:list-item>
              <text:p text:style-name="P18">sudo apt-get install collect</text:p>
            </text:list-item>
            <text:list-item>
              <text:p text:style-name="P19">sudo apt-get install python<text:span text:style-name="T20">3</text:span></text:p>
            </text:list-item>
            <text:list-item>
              <text:p text:style-name="P19">sudo apt-get install ipmitool</text:p>
            </text:list-item>
            <text:list-item>
              <text:p text:style-name="P20">sudo apt-get install lm-sensors</text:p>
            </text:list-item>
            <text:list-item>
              <text:p text:style-name="P21"><text:span text:style-name="T21">C</text:span>hange configuration file with the proper Time Interval &amp; the name of the topic</text:p>
              <text:p text:style-name="P20"/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TART SERVICES: </text:p>
      <text:p text:style-name="P2"/>
      <text:p text:style-name="P2">Start Zookeeper: zkserver</text:p>
      <text:p text:style-name="P2"/>
      <text:p text:style-name="P3"><text:span text:style-name="T19">Start Kafka: </text:span><text:bookmark text:name="2655"/><text:span text:style-name="T14">Open command prompt and go to your Apache Kafka directory and run following command: </text:span></text:p>
      <text:p text:style-name="P4"><text:bookmark text:name="8d09"/>.\bin\windows\kafka-server-start.bat .\config\server.propertie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0:12:24.063610368</meta:creation-date>
    <dc:date>2019-10-01T12:56:58.759532795</dc:date>
    <meta:editing-duration>P1DT11H6M29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233" meta:character-count="2430" meta:non-whitespace-character-count="2248"/>
  </office:meta>
</office:document-meta>
</file>